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474–487, 1026–1027.</text:p>
        </text:section>
        <text:section text:name="ref-stevens2000advanced">
          <text:p text:style-name="Text_20_body">[7] W. R. Stevens, <text:span text:style-name="T2">Advanced programming in the UNIX environment</text:span>. Delhi: Addison Wesley Logman (Singapore) Pte Ltd., Indian Branch, 2000, p. 19.</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0T17:36:38Z</meta:creation-date>
    <dc:date>2023-07-30T17:36:38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